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List of nicknames used by Donald Trump</text:p>
      <text:p text:style-name="Preformatted_20_Text">From Wikipedia, the free encyclopedia</text:p>
      <text:p text:style-name="Preformatted_20_Text">https://en.wikipedia.org/wiki/List%20of%20nicknames%20used%20by%20Donald%20Trump</text:p>
      <text:p text:style-name="Preformatted_20_Text">Licensed under CC BY-SA 3.0:</text:p>
      <text:p text:style-name="Preformatted_20_Text">https://en.wikipedia.org/wiki/Wikipedia:Text_of_Creative_Commons_Attribution-ShareAlike_3.0_Unported_License</text:p>
      <text:p text:style-name="Preformatted_20_Text"/>
      <text:p text:style-name="Preformatted_20_Text">List of nicknames used by Donald Trump</text:p>
      <text:p text:style-name="Preformatted_20_Text"><text:s text:c="4"/>• Nicknames that are not original to Trump are annotated with footnotes.</text:p>
      <text:p text:style-name="Preformatted_20_Text"/>
      <text:p text:style-name="Preformatted_20_Text"/>
      <text:p text:style-name="Preformatted_20_Text">United States President, businessman, and television personality Donald Trump became widely known during the 2016 United States presidential election and his subsequent presidency for using nicknames to criticize or otherwise express commentary about foreign leaders, media figures, and politicians.&lt;/ref&gt;</text:p>
      <text:p text:style-name="Preformatted_20_Text">The list excludes commonly used nicknames such as "Mike" for "Michael" or "Steve" for "Stephen". Nicknames that are not original to Trump are annotated with footnotes.</text:p>
      <text:p text:style-name="Preformatted_20_Text">Himself</text:p>
      <text:p text:style-name="Preformatted_20_Text">Domestic political figures</text:p>
      <text:p text:style-name="Preformatted_20_Text">Foreign leaders</text:p>
      <text:p text:style-name="Preformatted_20_Text">Media figures</text:p>
      <text:p text:style-name="Preformatted_20_Text">Organizations</text:p>
      <text:p text:style-name="Preformatted_20_Text">Others</text:p>
      <text:p text:style-name="Preformatted_20_Text">See also</text:p>
      <text:p text:style-name="Preformatted_20_Text"><text:s text:c="4"/>• Lists of nicknames – nickname list articles on Wikipedia</text:p>
      <text:p text:style-name="Preformatted_20_Text">List of nicknames used by George W. Bush</text:p>
      <text:p text:style-name="Preformatted_20_Text">List of nicknames of Presidents of the United States</text:p>
      <text:p text:style-name="Preformatted_20_Text">Lists of nicknames – nickname list articles on Wikipedia</text:p>
      <text:p text:style-name="Preformatted_20_Text">Notes</text:p>
      <text:p text:style-name="Preformatted_20_Text">Referen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22" meta:word-count="151" meta:character-count="1190" meta:non-whitespace-character-count="1051"/>
    <meta:generator>LibreOffice/6.0.7.3$Linux_X86_64 LibreOffice_project/00m0$Build-3</meta:generator>
  </office:meta>
</office:document-meta>
</file>